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764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ce12"/>
        <table:table-column table:style-name="co13" table:number-columns-repeated="28" table:default-cell-style-name="ce12"/>
        <table:table-column table:style-name="co14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Threadston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Pure Forc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table:number-columns-repeated="8"/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table:number-columns-repeated="18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09/26/2025</text:date>, <text:time>14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9-26T14:16:35.36</dc:date>
    <meta:editing-duration>P26DT9H54M44S</meta:editing-duration>
    <meta:editing-cycles>80</meta:editing-cycles>
    <meta:generator>OpenOffice/4.1.13$Win32 OpenOffice.org_project/4113m1$Build-9810</meta:generator>
    <meta:document-statistic meta:table-count="2" meta:cell-count="906" meta:object-count="0"/>
  </office:meta>
</office:document-meta>
</file>